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21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2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22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11" style:family="table-cell" style:parent-style-name="Default" style:data-style-name="N120">
      <style:table-cell-properties fo:border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121">
      <style:table-cell-properties fo:border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20">
      <style:table-cell-properties fo:border="0.0008in solid #000000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1"/>
        <table:table-column table:style-name="co8" table:default-cell-style-name="ce13"/>
        <table:table-column table:style-name="co9" table:default-cell-style-name="ce15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10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7" table:formula="of:=AVERAGE([.J3:.J9])" office:value-type="float" office:value="646.857142857143">
            <text:p>646.857 mA</text:p>
          </table:table-cell>
          <table:table-cell table:style-name="ce9" office:value-type="float" office:value="29.7">
            <text:p>29.7 °C</text:p>
          </table:table-cell>
          <table:table-cell table:style-name="ce11"/>
          <table:table-cell table:style-name="ce9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</table:table-row>
        <table:table-row table:style-name="ro1">
          <table:table-cell table:style-name="ce2" office:value-type="string">
            <text:p>LUT color</text:p>
          </table:table-cell>
          <table:table-cell table:style-name="ce6"/>
          <table:table-cell table:style-name="ce8" table:number-columns-repeated="2"/>
          <table:table-cell table:style-name="ce12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 number:title="Current (mobile)">
      <number:number number:decimal-places="3" number:min-integer-digits="0"/>
      <number:text> mA</number:text>
    </number:number-style>
    <number:number-style style:name="N121" number:title="FPS">
      <number:number number:decimal-places="1" number:min-integer-digits="0"/>
      <number:text> FPS</number:text>
    </number:number-style>
    <number:number-style style:name="N122" number:title="Temperature (mobile)">
      <number:number number:decimal-places="1" number:min-integer-digits="0"/>
      <number:text> °C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4/18/2020</text:date>, <text:time>09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04-18T09:07:48.24</dc:date>
    <dc:creator>Goshido Matazuki</dc:creator>
    <meta:editing-duration>PT56M34S</meta:editing-duration>
    <meta:editing-cycles>9</meta:editing-cycles>
    <meta:document-statistic meta:table-count="1" meta:cell-count="35" meta:object-count="0"/>
  </office:meta>
</office:document-meta>
</file>